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401cm" fo:min-width="3.564cm"/>
    </style:style>
    <style:style style:name="gr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12.835cm"/>
    </style:style>
    <style:style style:name="gr4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651cm" svg:x="2.27cm" svg:y="11.54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11.541cm">
          <draw:text-box>
            <text:p text:style-name="P2"><text:span text:style-name="T1">NTP</text:span></text:p>
            <text:p text:style-name="P2"><text:span text:style-name="T1">30.30.30.3/24</text:span></text:p>
          </draw:text-box>
        </draw:frame>
        <draw:custom-shape draw:style-name="gr1" draw:text-style-name="P1" draw:layer="layout" svg:width="4.064cm" svg:height="1.651cm" svg:x="2.27cm" svg:y="7.4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8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2.27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7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2.27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8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2.143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143cm" svg:y="3.54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3.954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3.54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3.954cm" svg:y="3.5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3.539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3.954cm" svg:y="3.5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3.54cm">
          <draw:text-box>
            <text:p text:style-name="P2"><text:span text:style-name="T1">DB</text:span></text:p>
            <text:p text:style-name="P2"><text:span text:style-name="T1">21.21.21.1/24</text:span></text:p>
          </draw:text-box>
        </draw:frame>
        <draw:custom-shape draw:style-name="gr1" draw:text-style-name="P1" draw:layer="layout" svg:width="4.064cm" svg:height="1.651cm" svg:x="2.27cm" svg:y="7.4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8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2.27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7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2.27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2.27cm" svg:y="7.478cm">
          <draw:text-box>
            <text:p text:style-name="P2"><text:span text:style-name="T1">Web</text:span></text:p>
            <text:p text:style-name="P2"><text:span text:style-name="T1">22.22.22.1/24</text:span></text:p>
          </draw:text-box>
        </draw:frame>
        <draw:custom-shape draw:style-name="gr1" draw:text-style-name="P1" draw:layer="layout" svg:width="4.064cm" svg:height="1.651cm" svg:x="13.954cm" svg:y="7.4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7.477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3.954cm" svg:y="7.47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7.476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3.954cm" svg:y="7.47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3.954cm" svg:y="7.477cm">
          <draw:text-box>
            <text:p text:style-name="P2"><text:span text:style-name="T1">Monitor</text:span></text:p>
            <text:p text:style-name="P2"><text:span text:style-name="T1">23.23.23.1/24</text:span></text:p>
          </draw:text-box>
        </draw:frame>
        <draw:custom-shape draw:style-name="gr1" draw:text-style-name="P1" draw:layer="layout" svg:width="4.064cm" svg:height="1.651cm" svg:x="14.081cm" svg:y="11.54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4.081cm" svg:y="11.541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4.081cm" svg:y="11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4.081cm" svg:y="11.54cm">
          <draw:text-box>
            <text:p text:style-name="P2"><text:span text:style-name="T1">Storage</text:span></text:p>
            <text:p text:style-name="P2"><text:span text:style-name="T1">20.20.20.1/24</text:span></text:p>
          </draw:text-box>
        </draw:frame>
        <draw:custom-shape draw:style-name="gr1" draw:text-style-name="P1" draw:layer="layout" svg:width="4.064cm" svg:height="1.651cm" svg:x="14.081cm" svg:y="11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064cm" svg:height="1.778cm" svg:x="14.081cm" svg:y="11.541cm">
          <draw:text-box>
            <text:p text:style-name="P2"><text:span text:style-name="T1">DNS</text:span></text:p>
            <text:p text:style-name="P2"><text:span text:style-name="T1">40.40.40.7/24</text:span></text:p>
          </draw:text-box>
        </draw:frame>
        <draw:custom-shape draw:style-name="gr3" draw:text-style-name="P1" draw:layer="layout" svg:width="13.335cm" svg:height="3.302cm" svg:x="4.048cm" svg:y="16.1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335cm" svg:height="3.302cm" svg:x="4.048cm" svg:y="16.113cm">
          <draw:text-box>
            <text:p text:style-name="P4"/>
            <text:p text:style-name="P4">Clients network</text:p>
            <text:p text:style-name="P4">100.100.0.0/1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5T11:12:57.641000000</meta:creation-date>
    <dc:date>2020-07-05T11:47:21.264000000</dc:date>
    <meta:editing-duration>PT14M2S</meta:editing-duration>
    <meta:editing-cycles>1</meta:editing-cycles>
    <meta:document-statistic meta:object-count="36"/>
    <meta:generator>LibreOffice/6.4.2.2$Windows_X86_64 LibreOffice_project/4e471d8c02c9c90f512f7f9ead8875b57fcb1ec3</meta:generator>
  </office:meta>
</office:document-meta>
</file>